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 style:list-style-name="L1">
      <style:paragraph-properties fo:margin-left="-0.018cm" fo:margin-right="0.009cm" fo:text-indent="-0.053cm" style:auto-text-indent="false">
        <style:tab-stops/>
      </style:paragraph-properties>
      <style:text-properties officeooo:paragraph-rsid="00088e0e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officeooo:paragraph-rsid="000d6997"/>
    </style:style>
    <style:style style:name="P7" style:family="paragraph" style:parent-style-name="Table_20_Contents">
      <style:paragraph-properties fo:margin-left="0cm" fo:margin-right="0.009cm" fo:text-indent="0cm" style:auto-text-indent="false"/>
      <style:text-properties officeooo:rsid="0009e3e3" officeooo:paragraph-rsid="0009e3e3"/>
    </style:style>
    <style:style style:name="T1" style:family="text">
      <style:text-properties officeooo:rsid="001d299a"/>
    </style:style>
    <style:style style:name="T2" style:family="text">
      <style:text-properties officeooo:rsid="000d6997"/>
    </style:style>
    <style:style style:name="T3" style:family="text">
      <style:text-properties officeooo:rsid="000eff92"/>
    </style:style>
    <style:style style:name="T4" style:family="text">
      <style:text-properties officeooo:rsid="0009e3e3"/>
    </style:style>
    <style:style style:name="T5" style:family="text">
      <style:text-properties officeooo:rsid="000e9b5a"/>
    </style:style>
    <style:style style:name="T6" style:family="text">
      <style:text-properties officeooo:rsid="000bb74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Inserimento <text:span text:style-name="T2">Menu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2">Impieg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<text:span text:style-name="T2">L'impiegato</text:span><text:span text:style-name="T1"> </text:span>è stato autenticato dal sistema <text:span text:style-name="T2">come Impiega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p text:style-name="P5">1. <text:span text:style-name="T3">l</text:span><text:span text:style-name="T4">'utente accede alla </text:span><text:span text:style-name="T2">sezione Mensa</text:span></text:p>
            <text:p text:style-name="P5"><text:span text:style-name="T2"><text:s text:c="12"/>2.Il sistema mostra <text:s/>le funzionalità disponibili</text:span></text:p>
            <text:p text:style-name="P6"><text:span text:style-name="T2">3.L'utente seleziona la funzionalità di inserimento menu</text:span></text:p>
            <text:p text:style-name="P6"><text:span text:style-name="T2"><text:s text:c="12"/>4.Il sistema mostra il form per l'inserimento del nuovo menu</text:span></text:p>
            <text:p text:style-name="P6"><text:span text:style-name="T2">5.L'utente inserisce <text:s/>i dati nel form </text:span></text:p>
            <text:p text:style-name="P6"><text:span text:style-name="T2">6.L'utente sottomette il nuovo menu</text:span></text:p>
            <text:p text:style-name="P7"><text:span text:style-name="T2"><text:s text:c="12"/>7</text:span>. <text:span text:style-name="T6">il sistema verifica e salva i dati inseriti.</text:span></text:p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In caso di successo <text:span text:style-name="T6">l'utente visualizza il nuovo menù inserito</text:span>.</text:p>
            <text:p text:style-name="P5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8668602" text:style-name="L1">
              <text:list-header>
                <text:p text:style-name="P4">Nel caso di un errore utente, il sistema mostra all’utente un messaggio di errore che indica l'errore verificatosi. 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2">N/D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1M58S</meta:editing-duration>
    <meta:editing-cycles>15</meta:editing-cycles>
    <meta:generator>LibreOffice/3.6$Windows_x86 LibreOffice_project/da8c1e6-fd468f4-454e206-f42a4a9-143cfd</meta:generator>
    <dc:date>2012-10-22T19:00:07.30</dc:date>
    <meta:document-statistic meta:table-count="1" meta:image-count="0" meta:object-count="0" meta:page-count="1" meta:paragraph-count="22" meta:word-count="110" meta:character-count="772" meta:non-whitespace-character-count="644"/>
  </office:meta>
</office:document-meta>
</file>